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927cm"/>
    </style:style>
    <style:style style:name="gr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7.018cm"/>
    </style:style>
    <style:style style:name="gr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462cm"/>
    </style:style>
    <style:style style:name="gr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92cm"/>
    </style:style>
    <style:style style:name="gr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8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000000" style:font-name="Segoe UI Semibold" fo:font-size="28pt" fo:font-style="italic" fo:text-shadow="none" style:font-size-asian="28pt" style:font-style-asian="italic" style:font-size-complex="28pt" style:font-style-complex="italic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26pt" fo:text-shadow="1pt 1pt" style:font-size-asian="26pt" style:font-size-complex="26pt"/>
    </style:style>
    <style:style style:name="T6" style:family="text">
      <style:text-properties fo:color="#ffffff" style:font-name="Segoe UI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654cm" svg:height="2.78cm" svg:x="1.27cm" svg:y="0.782cm">
          <draw:text-box>
            <text:p text:style-name="P1"><text:span text:style-name="T1">Hymn #685</text:span></text:p>
            <text:p text:style-name="P1"><text:span text:style-name="T2">“</text:span><text:span text:style-name="T2">Let Us Ever Walk with Jesu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office:forms form:automatic-focus="false" form:apply-design-mode="false"/>
        <draw:frame draw:style-name="gr3" draw:text-style-name="P4" draw:layer="layout" svg:width="24.892cm" svg:height="7.177cm" svg:x="1.524cm" svg:y="1.205cm">
          <draw:text-box>
            <text:p text:style-name="P1"><text:span text:style-name="T3">1.</text:span><text:span text:style-name="T4"> Let us ever walk with Jesus,</text:span><text:span text:style-name="T4"><text:line-break/></text:span><text:span text:style-name="T4">Follow His example pure,</text:span><text:span text:style-name="T4"><text:line-break/></text:span><text:span text:style-name="T4">Through a world that would deceive us</text:span><text:span text:style-name="T4"><text:line-break/></text:span><text:span text:style-name="T4">And to sin our spirits l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office:forms form:automatic-focus="false" form:apply-design-mode="false"/>
        <draw:frame draw:style-name="gr4" draw:text-style-name="P6" draw:layer="layout" svg:width="24.892cm" svg:height="7.268cm" svg:x="1.524cm" svg:y="0.86cm">
          <draw:text-box>
            <text:p text:style-name="P1"><text:span text:style-name="T4">Onward in His footsteps treading,</text:span></text:p>
            <text:p text:style-name="P1"><text:span text:style-name="T4">Pilgrims here, our home above,</text:span><text:span text:style-name="T4"><text:line-break/></text:span><text:span text:style-name="T4">Full of faith and hope and love,</text:span><text:span text:style-name="T4"><text:line-break/></text:span><text:span text:style-name="T4">Let us do the Father’s bid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office:forms form:automatic-focus="false" form:apply-design-mode="false"/>
        <draw:frame draw:style-name="gr5" draw:text-style-name="P6" draw:layer="layout" svg:width="24.892cm" svg:height="3.712cm" svg:x="1.524cm" svg:y="0.86cm">
          <draw:text-box>
            <text:p text:style-name="P1"><text:span text:style-name="T4">Faithful Lord, with me abide;</text:span><text:span text:style-name="T4"><text:line-break/></text:span><text:span text:style-name="T4">I shall follow where You gu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office:forms form:automatic-focus="false" form:apply-design-mode="false"/>
        <draw:frame draw:style-name="gr3" draw:text-style-name="P4" draw:layer="layout" svg:width="24.892cm" svg:height="7.177cm" svg:x="1.524cm" svg:y="0.697cm">
          <draw:text-box>
            <text:p text:style-name="P1"><text:span text:style-name="T3">2.</text:span><text:span text:style-name="T4"> Let us suffer here with Jesus</text:span><text:span text:style-name="T4"><text:line-break/></text:span><text:span text:style-name="T4">And with patience bear our cross.</text:span></text:p>
            <text:p text:style-name="P1"><text:span text:style-name="T4">Joy will follow all our sadness;</text:span><text:span text:style-name="T4"><text:line-break/></text:span><text:span text:style-name="T4">Where He is, there is no l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office:forms form:automatic-focus="false" form:apply-design-mode="false"/>
        <draw:frame draw:style-name="gr6" draw:text-style-name="P6" draw:layer="layout" svg:width="24.892cm" svg:height="7.17cm" svg:x="1.546cm" svg:y="0.958cm">
          <draw:text-box>
            <text:p text:style-name="P1"><text:span text:style-name="T4">Though today we sow no laughter,</text:span></text:p>
            <text:p text:style-name="P1"><text:span text:style-name="T4">We shall reap celestial joy;</text:span><text:span text:style-name="T4"><text:line-break/></text:span><text:span text:style-name="T4">All discomforts that annoy</text:span><text:span text:style-name="T4"><text:line-break/></text:span><text:span text:style-name="T4">Shall give way to mirth hereaf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office:forms form:automatic-focus="false" form:apply-design-mode="false"/>
        <draw:frame draw:style-name="gr7" draw:text-style-name="P6" draw:layer="layout" svg:width="24.892cm" svg:height="4.122cm" svg:x="1.546cm" svg:y="0.958cm">
          <draw:text-box>
            <text:p text:style-name="P1"><text:span text:style-name="T4">Jesus, here I share Your woe;</text:span><text:span text:style-name="T4"><text:line-break/></text:span><text:span text:style-name="T4">Help me there Your joy to kn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office:forms form:automatic-focus="false" form:apply-design-mode="false"/>
        <draw:frame draw:style-name="gr8" draw:text-style-name="P4" draw:layer="layout" svg:width="24.638cm" svg:height="6.991cm" svg:x="1.578cm" svg:y="0.927cm">
          <draw:text-box>
            <text:p text:style-name="P1"><text:span text:style-name="T3">3.</text:span><text:span text:style-name="T4"> Let us gladly die with Jesus.</text:span><text:span text:style-name="T4"><text:line-break/></text:span><text:span text:style-name="T4">Since by death He conquered death,</text:span><text:span text:style-name="T4"><text:line-break/></text:span><text:span text:style-name="T4">He will free us from destruction,</text:span><text:span text:style-name="T4"><text:line-break/></text:span><text:span text:style-name="T4">Give to us immortal bre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office:forms form:automatic-focus="false" form:apply-design-mode="false"/>
        <draw:frame draw:style-name="gr9" draw:text-style-name="P7" draw:layer="layout" svg:width="24.892cm" svg:height="7.366cm" svg:x="1.524cm" svg:y="1.016cm">
          <draw:text-box>
            <text:p text:style-name="P1"><text:span text:style-name="T4">Let us mortify all passion</text:span></text:p>
            <text:p text:style-name="P1"><text:span text:style-name="T4">That would lead us into sin;</text:span><text:span text:style-name="T4"><text:line-break/></text:span><text:span text:style-name="T4">And the grave that shuts us in</text:span><text:span text:style-name="T4"><text:line-break/></text:span><text:span text:style-name="T4">Shall but prove the gate to hea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office:forms form:automatic-focus="false" form:apply-design-mode="false"/>
        <draw:frame draw:style-name="gr10" draw:text-style-name="P7" draw:layer="layout" svg:width="24.892cm" svg:height="3.621cm" svg:x="1.524cm" svg:y="1.016cm">
          <draw:text-box>
            <text:p text:style-name="P1"><text:span text:style-name="T4">Jesus, here with You I die,</text:span><text:span text:style-name="T4"><text:line-break/></text:span><text:span text:style-name="T4">There to live with You on hig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office:forms form:automatic-focus="false" form:apply-design-mode="false"/>
        <draw:frame draw:style-name="gr8" draw:text-style-name="P4" draw:layer="layout" svg:width="24.892cm" svg:height="6.991cm" svg:x="1.524cm" svg:y="0.951cm">
          <draw:text-box>
            <text:p text:style-name="P1"><text:span text:style-name="T3">4.</text:span><text:span text:style-name="T4"> Let us also live with Jesus.</text:span><text:span text:style-name="T4"><text:line-break/></text:span><text:span text:style-name="T4">He has risen from the dead</text:span><text:span text:style-name="T4"><text:line-break/></text:span><text:span text:style-name="T4">That to life we may awaken.</text:span><text:span text:style-name="T4"><text:line-break/></text:span><text:span text:style-name="T4">Jesus, <text:s/>You are now our he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office:forms form:automatic-focus="false" form:apply-design-mode="false"/>
        <draw:frame draw:style-name="gr9" draw:text-style-name="P6" draw:layer="layout" svg:width="24.892cm" svg:height="7.366cm" svg:x="1.524cm" svg:y="0.762cm">
          <draw:text-box>
            <text:p text:style-name="P1"><text:span text:style-name="T4">We are Your own living members;</text:span></text:p>
            <text:p text:style-name="P1"><text:span text:style-name="T4">Where You live, there we shall be</text:span><text:span text:style-name="T4"><text:line-break/></text:span><text:span text:style-name="T4">In Your presence constantly,</text:span><text:span text:style-name="T4"><text:line-break/></text:span><text:span text:style-name="T4">Living there with You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ymn_25_20template" presentation:presentation-page-layout-name="AL1T0">
        <office:forms form:automatic-focus="false" form:apply-design-mode="false"/>
        <draw:frame draw:style-name="gr11" draw:text-style-name="P6" draw:layer="layout" svg:width="24.638cm" svg:height="11.485cm" svg:x="1.524cm" svg:y="0.961cm">
          <draw:text-box>
            <text:p text:style-name="P1"><text:span text:style-name="T4"><text:s/></text:span><text:span text:style-name="T4">Jesus, let me faithful be,</text:span><text:span text:style-name="T4"><text:line-break/></text:span><text:span text:style-name="T4">Life eternal grant to me.</text:span></text:p>
            <text:p text:style-name="P8"><text:span text:style-name="T5"><text:line-break/></text:span><text:span text:style-name="T5"/></text:p>
            <text:p text:style-name="P8"><text:span text:style-name="T6"/></text:p>
            <text:p text:style-name="P8"><text:span text:style-name="T7">© 1978 Lutheran Book of Worship.</text:span></text:p>
            <text:p text:style-name="P8"><text:span text:style-name="T7">Used by permission:</text:span></text:p>
            <text:p text:style-name="P8"><text:span text:style-name="T7">LSB Hymn License</text:span></text:p>
            <text:p text:style-name="P8"><text:span text:style-name="T7">.NET, no. 100011038.</text:span></text:p>
            <text:p text:style-name="P8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4:46:15.613000000</meta:creation-date>
    <dc:date>2017-06-21T10:35:04.520000000</dc:date>
    <meta:editing-duration>PT7M32S</meta:editing-duration>
    <meta:editing-cycles>5</meta:editing-cycles>
    <meta:generator>LibreOffice/5.3.3.2$Windows_X86_64 LibreOffice_project/3d9a8b4b4e538a85e0782bd6c2d430bafe583448</meta:generator>
    <meta:document-statistic meta:object-count="71"/>
  </office:meta>
</office:document-meta>
</file>